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in" fo:margin-right="0in" fo:text-indent="-1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List_20_Paragraph" style:list-style-name="WWNum6"/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P9" style:family="paragraph" style:parent-style-name="List_20_Paragraph" style:list-style-name="WWNum3"/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rdan Johnson</text:p>
      <text:p text:style-name="P1">4180 North Marine Drive, Apt. 409</text:p>
      <text:p text:style-name="P1">Chicago, Illinois 60613</text:p>
      <text:p text:style-name="P1">708-574-7102</text:p>
      <text:p text:style-name="P1"><text:a xlink:type="simple" xlink:href="mailto:jjohnson@myself.com" text:style-name="Internet_20_link" text:visited-style-name="Visited_20_Internet_20_Link">jjohnson@myself.com</text:a></text:p>
      <text:p text:style-name="P1"><text:a xlink:type="simple" xlink:href="https://github.com/thePugalist" text:style-name="Internet_20_link" text:visited-style-name="Visited_20_Internet_20_Link">https://github.com/thePugalist</text:a></text:p>
      <text:p text:style-name="P1"/>
      <text:p text:style-name="P2"><text:span text:style-name="T1">Objective:</text:span><text:tab/>To gain an entry-level developer position where I can contribute my programming knowledge and earn more experience building applications.</text:p>
      <text:p text:style-name="Standard"/>
      <text:p text:style-name="Standard"><text:span text:style-name="T1">Qualification Highlights:</text:span></text:p>
      <text:list xml:id="list2868852321730372027" text:style-name="WWNum4">
        <text:list-item>
          <text:p text:style-name="P4">Experience building web applications using Microsoft’s development stack</text:p>
        </text:list-item>
        <text:list-item>
          <text:p text:style-name="P4">Updated live HTML websites and newsletters</text:p>
        </text:list-item>
        <text:list-item>
          <text:p text:style-name="P4">Strong skills in problem solving, meeting deadlines, and prioritizing tasks</text:p>
        </text:list-item>
      </text:list>
      <text:p text:style-name="Standard"/>
      <text:p text:style-name="Standard"><text:span text:style-name="T1">Experience Overview:</text:span></text:p>
      <text:list xml:id="list6419522044773382369" text:style-name="WWNum5">
        <text:list-item>
          <text:p text:style-name="P5">Experience building applications using object oriented principles</text:p>
        </text:list-item>
        <text:list-item>
          <text:p text:style-name="P5">Designed databases and implemented queries as part of back-end development</text:p>
        </text:list-item>
        <text:list-item>
          <text:p text:style-name="P5">A strong proponent of test-driven development</text:p>
        </text:list-item>
      </text:list>
      <text:p text:style-name="Standard"/>
      <text:p text:style-name="Standard"><text:span text:style-name="T1">Technical Skills:</text:span></text:p>
      <text:list xml:id="list4460695884903276834" text:style-name="WWNum6">
        <text:list-item>
          <text:p text:style-name="P6">Programming: C#, Java, Python, HTML, CSS, MS SQL, MVC, Entity Framework</text:p>
        </text:list-item>
        <text:list-item>
          <text:p text:style-name="P6">Software: Visual Studio, Photoshop, Notepad++, Text Wrangler</text:p>
        </text:list-item>
        <text:list-item>
          <text:p text:style-name="P6">Platforms: Windows (XP, Vista, 7, 8), Mac OS, Linux Ubuntu</text:p>
        </text:list-item>
        <text:list-item>
          <text:p text:style-name="P6">Microsoft Office Suite: Excel, Access, Word, Visio, PowerPoint</text:p>
        </text:list-item>
      </text:list>
      <text:p text:style-name="Standard"/>
      <text:p text:style-name="P1"><text:span text:style-name="T2">Work History</text:span></text:p>
      <text:p text:style-name="Standard"><text:span text:style-name="T1">Manifest Digital</text:span> – Web Developer Apprentice<text:tab/><text:tab/><text:tab/><text:tab/>June 2014 – September 2014</text:p>
      <text:list xml:id="list9044318082858304506" text:style-name="WWNum1">
        <text:list-item>
          <text:p text:style-name="P7">Developed back-end code for a scheduling application</text:p>
        </text:list-item>
        <text:list-item>
          <text:p text:style-name="P7">Developed data access code for a newsfeed application (similar to Facebook/Twitter)</text:p>
        </text:list-item>
        <text:list-item>
          <text:p text:style-name="P7">Designed the database for the newsfeed application</text:p>
        </text:list-item>
        <text:list-item>
          <text:p text:style-name="P7">Edited HTML content for regular business newsletters</text:p>
        </text:list-item>
      </text:list>
      <text:p text:style-name="Standard"/>
      <text:p text:style-name="Standard"><text:span text:style-name="T1">Elevate Learning</text:span> – Online Tutor <text:tab/><text:tab/><text:tab/><text:tab/><text:tab/><text:tab/>January 2014-June 2014</text:p>
      <text:list xml:id="list1639239747481164094" text:style-name="WWNum2">
        <text:list-item>
          <text:p text:style-name="P8">Tutored six 7<text:span text:style-name="T3">th</text:span> grade students in reading</text:p>
        </text:list-item>
        <text:list-item>
          <text:p text:style-name="P8">Instructed students using a proprietary web application</text:p>
        </text:list-item>
        <text:list-item>
          <text:p text:style-name="P8">Lead online classes using lesson plans</text:p>
        </text:list-item>
      </text:list>
      <text:p text:style-name="Standard"/>
      <text:p text:style-name="Standard"><text:span text:style-name="T1">DePaul College of Communication</text:span> – Student Service Assistant <text:tab/>January 2010-August 2013</text:p>
      <text:list xml:id="list6791476110538078212" text:style-name="WWNum3">
        <text:list-item>
          <text:p text:style-name="P9">Managed office operations at the Lincoln Park c<text:bookmark text:name="_GoBack"/>ampus</text:p>
        </text:list-item>
        <text:list-item>
          <text:p text:style-name="P9">Assisted professors in organizing class materials</text:p>
        </text:list-item>
        <text:list-item>
          <text:p text:style-name="P9">Helped install and troubleshoot office computers and equipment</text:p>
        </text:list-item>
      </text:list>
      <text:p text:style-name="Standard"/>
      <text:p text:style-name="P1"><text:span text:style-name="T2">Education</text:span></text:p>
      <text:p text:style-name="Standard"><text:span text:style-name="T1">DePaul University</text:span>, Chicago, IL</text:p>
      <text:p text:style-name="Standard">Masters of Science in Software Engineering<text:tab/><text:tab/><text:tab/><text:tab/>Expected June 2016</text:p>
      <text:p text:style-name="Standard"/>
      <text:p text:style-name="Standard"><text:span text:style-name="T1">DePaul University</text:span>, Chicago, IL</text:p>
      <text:p text:style-name="Standard">Bachelors of Arts in Sociology – Law and Socie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0.6in" fo:margin-right="0.6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MHarris</meta:initial-creator>
    <dc:creator>JohnMHarris</dc:creator>
    <meta:editing-cycles>14</meta:editing-cycles>
    <meta:creation-date>2014-11-06T06:06:00</meta:creation-date>
    <dc:date>2014-11-06T06:32:00</dc:date>
    <meta:editing-duration>PT25M</meta:editing-duration>
    <meta:generator>LibreOffice/5.0.0.5$Windows_x86 LibreOffice_project/1b1a90865e348b492231e1c451437d7a15bb262b</meta:generator>
    <meta:document-statistic meta:table-count="0" meta:image-count="0" meta:object-count="0" meta:page-count="1" meta:paragraph-count="39" meta:word-count="271" meta:character-count="1930" meta:non-whitespace-character-count="17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